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0427E1AEF2B.png"/>
  <manifest:file-entry manifest:media-type="image/png" manifest:full-path="Pictures/10000000000000200000002000309F1C.png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5" style:family="graphic" style:parent-style-name="standard">
      <style:graphic-properties draw:stroke="solid" svg:stroke-width="0cm" draw:marker-start-width="0.305cm" draw:marker-end-width="0.305cm" draw:textarea-horizontal-align="center" draw:textarea-vertical-align="middle" fo:padding-top="0.074cm" fo:padding-bottom="0.074cm" fo:padding-left="0.199cm" fo:padding-right="0.199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family="Verdana" style:font-family-generic="swiss" style:font-pitch="variable"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text-properties fo:font-family="Verdana" style:font-family-generic="swiss" style:font-pitch="variable"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26pt"/>
    </style:style>
    <style:style style:name="T1" style:family="text">
      <style:text-properties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Verdan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family="Verdana" style:font-family-generic="swiss" style:font-pitch="variable" fo:font-size="26pt" style:font-size-asian="26pt" style:font-size-complex="26pt"/>
    </style:style>
    <style:style style:name="T7" style:family="text">
      <style:text-properties fo:font-family="Verdana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5.4cm" svg:height="1.89cm" svg:x="1.27cm" svg:y="7.62cm">
          <draw:text-box>
            <text:p text:style-name="P1"><text:span text:style-name="T1">Exercise: Community Antipatterns</text:span></text:p>
          </draw:text-box>
        </draw:frame>
        <draw:frame draw:style-name="gr2" draw:text-style-name="P4" draw:layer="layout" svg:width="6.869cm" svg:height="2.54cm" svg:x="16.51cm" svg:y="17.78cm">
          <draw:text-box>
            <text:p text:style-name="P3"><text:span text:style-name="T2">Teo Romera @teoromera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3"><text:span text:style-name="T3">Exercise Community Anti-patterns</text:span></text:p>
          </draw:text-box>
        </draw:frame>
        <draw:frame draw:style-name="gr4" draw:text-style-name="P6" draw:layer="layout" svg:width="25.399cm" svg:height="12.704cm" svg:x="1.271cm" svg:y="6.981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8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6">You will be presented a set of anti-patterns</text:span></text:p>
              </text:list-item>
              <text:list-item>
                <text:p><text:span text:style-name="T6">We will explain and discuss them in the class</text:span></text:p>
              </text:list-item>
              <text:list-item>
                <text:p><text:span text:style-name="T6">Working in groups</text:span></text:p>
                <text:list>
                  <text:list-item>
                    <text:p><text:span text:style-name="T6">Guess the causes</text:span></text:p>
                  </text:list-item>
                  <text:list-item>
                    <text:p><text:span text:style-name="T6">Propose solutions</text:span></text:p>
                  </text:list-item>
                  <text:list-item>
                    <text:p><text:span text:style-name="T6">Present and discuss the outc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3"><text:span text:style-name="T3">Cookie Licker</text:span></text:p>
          </draw:text-box>
        </draw:frame>
        <draw:frame draw:style-name="gr6" draw:text-style-name="P6" draw:layer="layout" svg:width="25.399cm" svg:height="12.704cm" svg:x="1.271cm" svg:y="6.981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Someone (metaphorically) takes a cookie</text:span></text:p>
              </text:list-item>
              <text:list-item>
                <text:p><text:span text:style-name="T7">Licks it and puts it back in the tray</text:span></text:p>
              </text:list-item>
              <text:list-item>
                <text:p><text:span text:style-name="T7">Prevents anyone else from eating it</text:span></text:p>
              </text:list-item>
              <text:list-item>
                <text:p><text:span text:style-name="T7">Does not eat it himself</text:span></text:p>
              </text:list-item>
              <text:list-item>
                <text:p><text:span text:style-name="T7">Starts a draft, but does not continue worki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1"><text:span text:style-name="T3">Help Vampire / RTFM</text:span></text:p>
          </draw:text-box>
        </draw:frame>
        <draw:frame draw:style-name="gr7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Someone who asks repeatedly instead of investigating</text:span></text:p>
              </text:list-item>
              <text:list-item>
                <text:p><text:span text:style-name="T7">He is normally well intended, cheerful and happy to help</text:span></text:p>
              </text:list-item>
              <text:list-item>
                <text:p><text:span text:style-name="T7">But somehow is unable to google for himself</text:span></text:p>
              </text:list-item>
              <text:list-item>
                <text:p><text:span text:style-name="T7">He does not read documentation either</text:span></text:p>
              </text:list-item>
              <text:list-item>
                <text:p><text:span text:style-name="T7">It has an opposite: the RTFM probl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1"><text:span text:style-name="T3">Headless Chicken / BikeShedding</text:span></text:p>
          </draw:text-box>
        </draw:frame>
        <draw:frame draw:style-name="gr8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Extensive debate about unimportant issues</text:span></text:p>
              </text:list-item>
              <text:list-item>
                <text:p><text:span text:style-name="T7">Steal attention from other important issues</text:span></text:p>
              </text:list-item>
              <text:list-item>
                <text:p><text:span text:style-name="T7">It may happen that the participants are less experienc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1"><text:span text:style-name="T3">The Water Cooler</text:span></text:p>
          </draw:text-box>
        </draw:frame>
        <draw:frame draw:style-name="gr9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A small group decides outside the mailing lists / forums</text:span></text:p>
              </text:list-item>
              <text:list-item>
                <text:p><text:span text:style-name="T7">Design, direction, important decisions out of public view</text:span></text:p>
              </text:list-item>
              <text:list-item>
                <text:p><text:span text:style-name="T7">The rest of the community feels left out</text:span></text:p>
              </text:list-item>
              <text:list-item>
                <text:p><text:span text:style-name="T7">Usually happens when companies are involv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1"><text:span text:style-name="T3">The Black Hole</text:span></text:p>
          </draw:text-box>
        </draw:frame>
        <draw:frame draw:style-name="gr10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Developer gets hired by a company</text:span></text:p>
              </text:list-item>
              <text:list-item>
                <text:p><text:span text:style-name="T7">To work in the same project he was volunteering on</text:span></text:p>
              </text:list-item>
              <text:list-item>
                <text:p><text:span text:style-name="T7">Becomes less visible immediately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1"><text:span text:style-name="T3">The Broken Window</text:span></text:p>
          </draw:text-box>
        </draw:frame>
        <draw:frame draw:style-name="gr11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Spam grows continuously</text:span></text:p>
              </text:list-item>
              <text:list-item>
                <text:p><text:span text:style-name="T7">Wiki is no longer tidy and maintained</text:span></text:p>
              </text:list-item>
              <text:list-item>
                <text:p><text:span text:style-name="T7">Nobody cares and that makes things worse</text:span></text:p>
              </text:list-item>
              <text:list-item>
                <text:p><text:span text:style-name="T7">The problem continues and grows</text:span></text:p>
              </text:list-item>
              <text:list-item>
                <text:p><text:span text:style-name="T7">But... it is an active projec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1"><text:span text:style-name="T3">The Broken Record</text:span></text:p>
          </draw:text-box>
        </draw:frame>
        <draw:frame draw:style-name="gr12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10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Someone constantly reminding everybody rules and good practices</text:span></text:p>
              </text:list-item>
              <text:list-item>
                <text:p><text:span text:style-name="T7">Keeps newcomers out by being overly zealous</text:span></text:p>
              </text:list-item>
              <text:list-item>
                <text:p><text:span text:style-name="T7">Annoys established community memb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otted_20__28_var_29_" svg:stroke-width="0cm" svg:stroke-color="#c0c0c0" draw:marker-start-width="0.305cm" draw:marker-start-center="false" draw:marker-end-width="0.305cm" draw:marker-end-center="false" draw:fill="solid" draw:fill-color="#0066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8.889cm" svg:height="1.745cm" svg:x="1.271cm" svg:y="0.795cm">
        <draw:image xlink:href="Pictures/1000000000000150000000427E1AEF2B.png" xlink:type="simple" xlink:show="embed" xlink:actuate="onLoad">
          <text:p/>
        </draw:image>
      </draw:frame>
      <draw:frame draw:style-name="Mgr3" draw:text-style-name="MP4" draw:layer="backgroundobjects" svg:width="3.103cm" svg:height="1.092cm" svg:x="1.27cm" svg:y="19.228cm">
        <draw:image xlink:href="Pictures/10000201000000580000001F516347EA.png" xlink:type="simple" xlink:show="embed" xlink:actuate="onLoad">
          <text:p/>
        </draw:image>
      </draw:frame>
      <draw:frame draw:style-name="Mgr4" draw:text-style-name="MP6" draw:layer="backgroundobjects" svg:width="9.337cm" svg:height="0.988cm" svg:x="17.333cm" svg:y="0.917cm">
        <draw:text-box>
          <text:p text:style-name="MP5"><text:span text:style-name="MT2">Master on Free Software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pcoca </meta:initial-creator>
    <meta:creation-date>2009-11-05T16:02:25</meta:creation-date>
    <dc:creator>Teo Romera</dc:creator>
    <dc:date>2011-02-11T10:56:03</dc:date>
    <meta:editing-cycles>68</meta:editing-cycles>
    <meta:editing-duration>PT23H42M17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